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paragraph-properties fo:margin-left="0in" fo:margin-right="0in" fo:line-height="0.1807in" fo:orphans="2" fo:widows="2" fo:text-indent="0.25in" style:auto-text-indent="false"/>
    </style:style>
    <style:style style:name="P2" style:family="paragraph" style:parent-style-name="Chapter_20_Number"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use-window-font-color="true" style:font-name="Times New Roman" fo:language="en" fo:country="US" style:font-name-asian="Times New Roman" style:font-name-complex="Times New Roman" style:font-size-complex="10pt" style:language-complex="ar" style:country-complex="SA"/>
    </style:style>
    <number:number-style style:name="N0">
      <number:number number:min-integer-digits="1"/>
    </number:number-style>
  </office:automatic-styles>
  <office:body>
    <office:text text:use-soft-page-breaks="true">
      <office:forms form:automatic-focus="false" form:apply-design-mode="false"/>
      <text:tracked-changes>
        <text:changed-region text:id="ct140549696">
          <text:insertion>
            <office:change-info>
              <dc:creator>Ray Lischner</dc:creator>
              <dc:date>2008-09-09T21:21:00</dc:date>
            </office:change-info>
          </text:insertion>
        </text:changed-region>
        <text:changed-region text:id="ct140548696">
          <text:insertion>
            <office:change-info>
              <dc:creator>Ray Lischner</dc:creator>
              <dc:date>2008-09-09T21:22:00</dc:date>
            </office:change-info>
          </text:insertion>
        </text:changed-region>
        <text:changed-region text:id="ct140103608">
          <text:deletion>
            <office:change-info>
              <dc:creator>Ray Lischner</dc:creator>
              <dc:date>2008-09-09T21:22:00</dc:date>
            </office:change-info>
            <text:p text:style-name="Body_20_Text_20_First">This book doesn’t cover binary I/O</text:p>
          </text:deletion>
        </text:changed-region>
        <text:changed-region text:id="ct140897296">
          <text:insertion>
            <office:change-info>
              <dc:creator>Matthew Moodie</dc:creator>
              <dc:date>2008-09-05T16:40:00</dc:date>
            </office:change-info>
          </text:insertion>
        </text:changed-region>
        <text:changed-region text:id="ct140238960">
          <text:insertion>
            <office:change-info>
              <dc:creator>Ray Lischner</dc:creator>
              <dc:date>2008-09-12T22:25:00</dc:date>
            </office:change-info>
          </text:insertion>
        </text:changed-region>
        <text:changed-region text:id="ct140567288">
          <text:deletion>
            <office:change-info>
              <dc:creator>Ray Lischner</dc:creator>
              <dc:date>2008-09-12T22:25:00</dc:date>
            </office:change-info>
            <text:p text:style-name="Body_20_Text_20_First">3</text:p>
          </text:deletion>
        </text:changed-region>
        <text:changed-region text:id="ct139977408">
          <text:insertion>
            <office:change-info>
              <dc:creator>Matthew Moodie</dc:creator>
              <dc:date>2008-09-05T16:45:00</dc:date>
            </office:change-info>
          </text:insertion>
        </text:changed-region>
        <text:changed-region text:id="ct140567680">
          <text:deletion>
            <office:change-info>
              <dc:creator>Matthew Moodie</dc:creator>
              <dc:date>2008-09-05T16:45:00</dc:date>
            </office:change-info>
            <text:p text:style-name="Body_20_Text_20_First">W</text:p>
          </text:deletion>
        </text:changed-region>
        <text:changed-region text:id="ct140342056">
          <text:insertion>
            <office:change-info>
              <dc:creator>Matthew Moodie</dc:creator>
              <dc:date>2008-09-05T16:45:00</dc:date>
            </office:change-info>
          </text:insertion>
        </text:changed-region>
        <text:changed-region text:id="ct140568088">
          <text:insertion>
            <office:change-info>
              <dc:creator>Matthew Moodie</dc:creator>
              <dc:date>2008-09-05T16:46:00</dc:date>
            </office:change-info>
          </text:insertion>
        </text:changed-region>
        <text:changed-region text:id="ct140567776">
          <text:insertion>
            <office:change-info>
              <dc:creator>Ray Lischner</dc:creator>
              <dc:date>2008-09-09T21:24:00</dc:date>
            </office:change-info>
          </text:insertion>
        </text:changed-region>
        <text:changed-region text:id="ct140618256">
          <text:insertion>
            <office:change-info>
              <dc:creator>Matthew Moodie</dc:creator>
              <dc:date>2008-09-05T17:53:00</dc:date>
            </office:change-info>
          </text:insertion>
        </text:changed-region>
        <text:changed-region text:id="ct140557040">
          <text:deletion>
            <office:change-info>
              <dc:creator>Matthew Moodie</dc:creator>
              <dc:date>2008-09-05T17:53:00</dc:date>
            </office:change-info>
            <text:p text:style-name="Body_20_Text">R</text:p>
          </text:deletion>
        </text:changed-region>
        <text:changed-region text:id="ct140335032">
          <text:insertion>
            <office:change-info>
              <dc:creator>Matthew Moodie</dc:creator>
              <dc:date>2008-09-05T17:53:00</dc:date>
            </office:change-info>
          </text:insertion>
        </text:changed-region>
        <text:changed-region text:id="ct140619192">
          <text:insertion>
            <office:change-info>
              <dc:creator>Matthew Moodie</dc:creator>
              <dc:date>2008-09-05T18:08:00</dc:date>
            </office:change-info>
          </text:insertion>
        </text:changed-region>
        <text:changed-region text:id="ct140623848">
          <text:format-change>
            <office:change-info>
              <dc:creator>Matthew Moodie</dc:creator>
              <dc:date>2008-09-05T18:07:00</dc:date>
            </office:change-info>
          </text:format-change>
        </text:changed-region>
        <text:changed-region text:id="ct140337224">
          <text:deletion>
            <office:change-info>
              <dc:creator>Ray Lischner</dc:creator>
              <dc:date>2008-09-12T22:25:00</dc:date>
            </office:change-info>
            <text:p text:style-name="Body_20_Text_20_Cont">2</text:p>
          </text:deletion>
        </text:changed-region>
        <text:changed-region text:id="ct140101400">
          <text:insertion>
            <office:change-info>
              <dc:creator>Ray Lischner</dc:creator>
              <dc:date>2008-09-12T22:25:00</dc:date>
            </office:change-info>
          </text:insertion>
        </text:changed-region>
        <text:changed-region text:id="ct140097512">
          <text:insertion>
            <office:change-info>
              <dc:creator>Matthew Moodie</dc:creator>
              <dc:date>2008-09-05T18:14:00</dc:date>
            </office:change-info>
          </text:insertion>
        </text:changed-region>
        <text:changed-region text:id="ct140027544">
          <text:insertion>
            <office:change-info>
              <dc:creator>Matthew Moodie</dc:creator>
              <dc:date>2008-09-05T18:21:00</dc:date>
            </office:change-info>
          </text:insertion>
        </text:changed-region>
        <text:changed-region text:id="ct140100808">
          <text:insertion>
            <office:change-info>
              <dc:creator>Ray Lischner</dc:creator>
              <dc:date>2008-09-12T22:25:00</dc:date>
            </office:change-info>
          </text:insertion>
        </text:changed-region>
        <text:changed-region text:id="ct140466600">
          <text:deletion>
            <office:change-info>
              <dc:creator>Ray Lischner</dc:creator>
              <dc:date>2008-09-12T22:25:00</dc:date>
            </office:change-info>
            <text:p text:style-name="Body_20_Text">1</text:p>
          </text:deletion>
        </text:changed-region>
        <text:changed-region text:id="ct140102000">
          <text:deletion>
            <office:change-info>
              <dc:creator>Ray Lischner</dc:creator>
              <dc:date>2008-09-12T22:25:00</dc:date>
            </office:change-info>
            <text:p text:style-name="Body_20_Text">2</text:p>
          </text:deletion>
        </text:changed-region>
        <text:changed-region text:id="ct140840456">
          <text:insertion>
            <office:change-info>
              <dc:creator>Ray Lischner</dc:creator>
              <dc:date>2008-09-12T22:25:00</dc:date>
            </office:change-info>
          </text:insertion>
        </text:changed-region>
        <text:changed-region text:id="ct140683320">
          <text:format-change>
            <office:change-info>
              <dc:creator>Matthew Moodie</dc:creator>
              <dc:date>2008-09-05T18:32:00</dc:date>
            </office:change-info>
          </text:format-change>
        </text:changed-region>
        <text:changed-region text:id="ct140847832">
          <text:insertion>
            <office:change-info>
              <dc:creator>Francis Glassborow</dc:creator>
              <dc:date>2007-06-14T12:17:00</dc:date>
            </office:change-info>
          </text:insertion>
        </text:changed-region>
        <text:changed-region text:id="ct140847672">
          <text:insertion>
            <office:change-info>
              <dc:creator>Francis Glassborow</dc:creator>
              <dc:date>2007-06-14T12:18:00</dc:date>
            </office:change-info>
          </text:insertion>
        </text:changed-region>
        <text:changed-region text:id="ct140099408">
          <text:insertion>
            <office:change-info>
              <dc:creator>Francis Glassborow</dc:creator>
              <dc:date>2007-06-14T12:19:00</dc:date>
            </office:change-info>
          </text:insertion>
        </text:changed-region>
        <text:changed-region text:id="ct140156784">
          <text:insertion>
            <office:change-info>
              <dc:creator>Matthew Moodie</dc:creator>
              <dc:date>2008-09-05T18:34:00</dc:date>
            </office:change-info>
          </text:insertion>
        </text:changed-region>
        <text:changed-region text:id="ct140155720">
          <text:insertion>
            <office:change-info>
              <dc:creator>Francis Glassborow</dc:creator>
              <dc:date>2007-06-14T12:19: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loration <text:variable-set text:name="chapter" office:value-type="float" office:value="54" style:data-style-name="N0">54</text:variable-set></text:p>
      <text:p text:style-name="Chapter_20_Title">Text I/O</text:p>
      <text:p text:style-name="Body_20_Text_20_First">Input and output have two basic flavors: text and binary. <text:change-start text:change-id="ct140549696"/>Binary I<text:change-end text:change-id="ct140549696"/><text:change-start text:change-id="ct140548696"/>/O introduces subtleties that are beyond the scope of this book<text:change-end text:change-id="ct140548696"/><text:change text:change-id="ct140103608"/><text:change-start text:change-id="ct140897296"/><office:annotation><dc:creator>Matthew Moodie</dc:creator><dc:date>2008-09-05T00:00:00</dc:date><text:p>Why not? I'm fine with it, but the readers will be curious.</text:p></office:annotation><text:change-end text:change-id="ct140897296"/>, so all I/O in this book is text-oriented. This exploration presents a variety of topics related to textual I/O. You’ve already seen how the input and output operators work with the built-in types and with the standard library types, too, when it makes sense. You’ve also seen how you can write your own I/O operators for custom types. This exploration shows some additional details about file modes, reading and writing strings, and converting values to and from strings.</text:p>
      <text:p text:style-name="Heading_20_1">File Modes</text:p>
      <text:p text:style-name="Body_20_Text_20_First">When you open a file stream, you can specify file modes as a second argument, after the file name. The default mode for an <text:span text:style-name="Code_20_Inline">ifstream</text:span> is <text:span text:style-name="Code_20_Inline">std::ios_base::in</text:span>, which opens the file for input. The default mode for <text:span text:style-name="Code_20_Inline">ofstream</text:span> is <text:span text:style-name="Code_20_Inline">std::ios_base::out</text:span> <text:span text:style-name="Code_20_Inline">|</text:span> <text:span text:style-name="Code_20_Inline">std::ios_base::trunc</text:span>. (The <text:span text:style-name="Code_20_Inline">|</text:span> operator combines certain values, such as modes. Exploration 6<text:change-start text:change-id="ct140238960"/>1<text:change-end text:change-id="ct140238960"/><text:change text:change-id="ct140567288"/> will cover it in depth.) The <text:span text:style-name="Code_20_Inline">out</text:span> mode opens the file for output. If the file doesn’t exist, it is created. The <text:span text:style-name="Code_20_Inline">trunc</text:span> mode means to truncate the file’s contents before writing anything. If you explicitly specify the mode and omit <text:span text:style-name="Code_20_Inline">trunc</text:span>, the old contents (if any) remain. <text:change-start text:change-id="ct139977408"/>So by default, <text:change-end text:change-id="ct139977408"/><text:change text:change-id="ct140567680"/><text:change-start text:change-id="ct140342056"/>w<text:change-end text:change-id="ct140342056"/>riting to the output stream overwrites the old content. If you want to position the stream at the end of the old contents, use the <text:span text:style-name="Code_20_Inline">ate</text:span> mode (short for at-end), which sets the stream’s initial position to the end of the existing file contents.<text:change-start text:change-id="ct140568088"/><office:annotation><dc:creator>Matthew Moodie</dc:creator><dc:date>2008-09-05T00:00:00</dc:date><text:p>Otherwise it's written at the start?</text:p></office:annotation><text:change-end text:change-id="ct140568088"/><text:change-start text:change-id="ct140567776"/> The default is to position the stream at the start of the file.<text:change-end text:change-id="ct140567776"/></text:p>
      <text:p text:style-name="Body_20_Text">Another useful mode for output is <text:span text:style-name="Code_20_Inline">app</text:span> (short for append), which causes every write to append to the file. That is, <text:span text:style-name="Code_20_Inline">app</text:span> affects every write, whereas <text:span text:style-name="Code_20_Inline">ate</text:span> affects only the starting position. The <text:span text:style-name="Code_20_Inline">app</text:span> mode is useful when writing to a log file.</text:p>
      <text:p text:style-name="Body_20_Text"><text:span text:style-name="T1">Write a </text:span><text:span text:style-name="Code_20_Inline"><text:span text:style-name="T1">debug()</text:span></text:span><text:span text:style-name="T1"> function that takes a single string as an argument and writes that string to a file named “debug.txt”.</text:span><text:span text:style-name="T2"> Listing </text:span><text:span text:style-name="T2"><text:variable-get text:name="chapter" office:value-type="float" style:data-style-name="N0">54</text:variable-get></text:span><text:span text:style-name="T2">-</text:span><text:span text:style-name="T2"><text:reference-ref text:reference-format="text" text:ref-name="debug_code">1</text:reference-ref></text:span><text:span text:style-name="T2"> shows the header that declares the function.</text:span></text:p>
      <text:p text:style-name="Code_20_Caption"><text:hidden-text text:condition="ooow:" text:string-value=".func" text:is-hidden="true"/>Listing <text:variable-get text:name="chapter" office:value-type="float" style:data-style-name="N0">54</text:variable-get>-<text:reference-mark-start text:name="debug_code"/><text:sequence text:ref-name="refText0" text:name="Text" text:formula="ooow:Text+1" style:num-format="1">1</text:sequence><text:reference-mark-end text:name="debug_code"/>. Header that declares a trivial debugging function</text:p>
      <text:p text:style-name="Code_20_First">#ifndef DEBUG_HPP_</text:p>
      <text:p text:style-name="Code">#define DEBUG_HPP_</text:p>
      <text:p text:style-name="Code"/>
      <text:p text:style-name="Code">#include &lt;string&gt;</text:p>
      <text:p text:style-name="Code"/>
      <text:p text:style-name="Code">void debug(std::string const&amp;);</text:p>
      <text:p text:style-name="Code"/>
      <text:p text:style-name="Code_20_Last">#endif</text:p>
      <text:p text:style-name="Body_20_Text"><text:span text:style-name="T2">Append every log message to the file, terminating each message with a newline. To ensure the debugging information is properly recorded, even if the program crashes, open the file anew every time the </text:span><text:span text:style-name="Code_20_Inline"><text:span text:style-name="T2">debug()</text:span></text:span><text:span text:style-name="T2"> function is called. Listing </text:span><text:span text:style-name="T2"><text:variable-get text:name="chapter" office:value-type="float" style:data-style-name="N0">54</text:variable-get></text:span><text:span text:style-name="T2">-</text:span><text:span text:style-name="T2"><text:reference-ref text:reference-format="text" text:ref-name="debug_impl_code">2</text:reference-ref></text:span><text:span text:style-name="T2"> shows my solution.</text:span></text:p>
      <text:p text:style-name="Code_20_Caption"><text:hidden-text text:condition="ooow:" text:string-value=".func" text:is-hidden="true"/><text:span text:style-name="T2">Listing </text:span><text:span text:style-name="T2"><text:variable-get text:name="chapter" office:value-type="float" style:data-style-name="N0">54</text:variable-get></text:span><text:span text:style-name="T2">-</text:span><text:reference-mark-start text:name="debug_impl_code"/><text:span text:style-name="T2"><text:sequence text:ref-name="refText1" text:name="Text" text:formula="ooow:Text+1" style:num-format="1">2</text:sequence></text:span><text:reference-mark-end text:name="debug_impl_code"/><text:span text:style-name="T2">. Implementing the debug function</text:span></text:p>
      <text:p text:style-name="Code_20_First"><text:soft-page-break/>#include &lt;fstream&gt;</text:p>
      <text:p text:style-name="Code">#include &lt;ostream&gt;</text:p>
      <text:p text:style-name="Code">#include &lt;string&gt;</text:p>
      <text:p text:style-name="Code">#include "debug.hpp"</text:p>
      <text:p text:style-name="Code"/>
      <text:p text:style-name="Code">void debug(std::string const&amp; str)<text:line-break/>{</text:p>
      <text:p text:style-name="Code"><text:s text:c="3"/>std::ofstream stream("debug.txt", std::ios_base::out | std::ios_base::app);</text:p>
      <text:p text:style-name="Code"><text:s text:c="3"/>if (not stream)</text:p>
      <text:p text:style-name="Code"><text:s text:c="6"/>throw std::runtime_error("cannot open debug.txt");</text:p>
      <text:p text:style-name="Code"><text:s text:c="3"/>stream.exceptions(std::ios_base::failbit);</text:p>
      <text:p text:style-name="Code"><text:s text:c="3"/>stream &lt;&lt; str &lt;&lt; '\n';</text:p>
      <text:p text:style-name="Code">}</text:p>
      <text:p text:style-name="Heading_20_1">String Streams</text:p>
      <text:p text:style-name="Body_20_Text_20_First">In addition to file streams, C++ offers string streams. The <text:span text:style-name="Code_20_Inline">&lt;sstream&gt;</text:span> header defines <text:span text:style-name="Code_20_Inline">istringstream</text:span> and <text:span text:style-name="Code_20_Inline">ostringstream</text:span>. As you might have guessed, these names are typedefs for template specializations: <text:span text:style-name="Code_20_Inline">basic_istringstream&lt;char&gt;</text:span> and <text:span text:style-name="Code_20_Inline">basic_ostringstream&lt;char&gt;</text:span>. Naturally, <text:span text:style-name="Code_20_Inline">wchar_t</text:span> specializations are also in <text:span text:style-name="Code_20_Inline">&lt;sstream&gt;</text:span>.</text:p>
      <text:p text:style-name="Body_20_Text">A string stream reads from and writes to a <text:span text:style-name="Code_20_Inline">std::basic_string</text:span> object. For input, supply the string as an argument to the <text:span text:style-name="Code_20_Inline">istringstream</text:span> constructor. For output, you can supply a string object, but more common usage is to let the stream create and manage the string for you. The stream appends to the string, allowing the string to grow as needed. After you are finished writing to the stream, call the <text:span text:style-name="Code_20_Inline">str()</text:span> member function to retrieve the final string.</text:p>
      <text:p text:style-name="Body_20_Text">Suppose you need to read pairs of numbers from a file, representing a car’s odometer reading and the amount of fuel needed to fill the tank. The program computes the miles-per-gallon (or liters-per-kilometer if you prefer) at each fill-up, and overall. The file format is simple: each line has the odometer reading followed by the fuel amount on one line.</text:p>
      <text:p text:style-name="Body_20_Text"><text:span text:style-name="T1">Write the program.</text:span> Listing <text:variable-get text:name="chapter" office:value-type="float" style:data-style-name="N0">54</text:variable-get>-<text:reference-ref text:reference-format="text" text:ref-name="mpg_code">3</text:reference-ref> shows the miles-per-gallon approach.</text:p>
      <text:p text:style-name="Code_20_Caption">Listing <text:variable-get text:name="chapter" office:value-type="float" style:data-style-name="N0">54</text:variable-get>-<text:reference-mark-start text:name="mpg_code"/><text:sequence text:ref-name="refText2" text:name="Text" text:formula="ooow:Text+1" style:num-format="1">3</text:sequence><text:reference-mark-end text:name="mpg_code"/>. Computing miles-per-gallon</text:p>
      <text:p text:style-name="Code_20_First">#include &lt;iostream&gt;</text:p>
      <text:p text:style-name="Code">#include &lt;istream&gt;</text:p>
      <text:p text:style-name="Code">#include &lt;ostream&gt;</text:p>
      <text:p text:style-name="Code"/>
      <text:p text:style-name="Code">int main()</text:p>
      <text:p text:style-name="Code">{</text:p>
      <text:p text:style-name="Code"><text:s text:c="3"/>double fuel, odometer;</text:p>
      <text:p text:style-name="Code"><text:s text:c="3"/>double prev_odometer(0.0);</text:p>
      <text:p text:style-name="Code"><text:s text:c="3"/>double total_fuel(0.0);</text:p>
      <text:p text:style-name="Code"><text:s text:c="3"/>while (std::cin &gt;&gt; odometer &gt;&gt; fuel)</text:p>
      <text:p text:style-name="Code"><text:s text:c="3"/>{</text:p>
      <text:p text:style-name="Code"><text:s text:c="6"/>if (fuel != 0)</text:p>
      <text:p text:style-name="Code"><text:s text:c="6"/>{</text:p>
      <text:p text:style-name="Code"><text:s text:c="9"/>double distance(odometer - prev_odometer);</text:p>
      <text:p text:style-name="Code"><text:s text:c="9"/>std::cout &lt;&lt; distance / fuel &lt;&lt; '\n';</text:p>
      <text:p text:style-name="Code"><text:s text:c="9"/>total_fuel += fuel;</text:p>
      <text:p text:style-name="Code"><text:s text:c="9"/>prev_odometer = odometer;</text:p>
      <text:p text:style-name="Code"><text:s text:c="6"/>}</text:p>
      <text:p text:style-name="Code"><text:s text:c="3"/>}</text:p>
      <text:p text:style-name="Code"><text:soft-page-break/><text:s text:c="3"/>if (total_fuel != 0)</text:p>
      <text:p text:style-name="Code"><text:s text:c="6"/>std::cout &lt;&lt; "Net MPG=" &lt;&lt; odometer / total_fuel &lt;&lt; '\n';</text:p>
      <text:p text:style-name="Code_20_Last">}</text:p>
      <text:p text:style-name="Body_20_Text_20_Cont">Listing <text:variable-get text:name="chapter" office:value-type="float" style:data-style-name="N0">54</text:variable-get>-<text:reference-ref text:reference-format="text" text:ref-name="lpk_code">4</text:reference-ref> shows the equivalent program, computing liters-per-kilometer. For the remainder of this chapter, I will use miles-per-gallon; European readers can consult the files that accompany the book for liters-per-kilometer.</text:p>
      <text:p text:style-name="Code_20_Caption">Listing <text:variable-get text:name="chapter" office:value-type="float" style:data-style-name="N0">54</text:variable-get>-<text:reference-mark-start text:name="lpk_code"/><text:sequence text:ref-name="refText3" text:name="Text" text:formula="ooow:Text+1" style:num-format="1">4</text:sequence><text:reference-mark-end text:name="lpk_code"/>.Computing liters-per-kilometer</text:p>
      <text:p text:style-name="Code_20_First">#include &lt;iostream&gt;</text:p>
      <text:p text:style-name="Code">#include &lt;istream&gt;</text:p>
      <text:p text:style-name="Code">#include &lt;ostream&gt;</text:p>
      <text:p text:style-name="Code"/>
      <text:p text:style-name="Code">int main()</text:p>
      <text:p text:style-name="Code">{</text:p>
      <text:p text:style-name="Code"><text:s text:c="3"/>double fuel, odometer;</text:p>
      <text:p text:style-name="Code"><text:s text:c="3"/>double prev_odometer(0.0);</text:p>
      <text:p text:style-name="Code"><text:s text:c="3"/>double total_fuel(0.0);</text:p>
      <text:p text:style-name="Code"><text:s text:c="3"/>while (std::cin &gt;&gt; odometer &gt;&gt; fuel)</text:p>
      <text:p text:style-name="Code"><text:s text:c="3"/>{</text:p>
      <text:p text:style-name="Code"><text:s text:c="6"/>double distance(odometer - prev_odometer);</text:p>
      <text:p text:style-name="Code"><text:s text:c="6"/>if (distance != 0)</text:p>
      <text:p text:style-name="Code"><text:s text:c="6"/>{</text:p>
      <text:p text:style-name="Code"><text:s text:c="9"/>std::cout &lt;&lt; fuel / distance &lt;&lt; '\n';</text:p>
      <text:p text:style-name="Code"><text:s text:c="9"/>total_fuel += fuel;</text:p>
      <text:p text:style-name="Code"><text:s text:c="9"/>prev_odometer = odometer;</text:p>
      <text:p text:style-name="Code"><text:s text:c="6"/>}</text:p>
      <text:p text:style-name="Code"><text:s text:c="3"/>}</text:p>
      <text:p text:style-name="Code"><text:s text:c="3"/>if (odometer != 0)</text:p>
      <text:p text:style-name="Code"><text:s text:c="6"/>std::cout &lt;&lt; "Net LPK=" &lt;&lt; total_fuel / odometer &lt;&lt; '\n';</text:p>
      <text:p text:style-name="Code_20_Last">}</text:p>
      <text:p text:style-name="Body_20_Text_20_Cont">What happens if the user accidentally forget to record the fuel on one line of the file?</text:p>
      <text:p text:style-name="Body_20_Text_20_First">~LLL</text:p>
      <text:p text:style-name="Body_20_Text">The input loop doesn’t know or care about lines. It resolutely skips over white space in its quest to fulfill each input request. Thus, it reads the subsequent line’s odometer reading as a fuel amount. Naturally, the results will be incorrect.</text:p>
      <text:p text:style-name="Body_20_Text">A better solution would be to read each line as a string, and extract two numbers from the string. If the string is not formatted correctly, issue an error message and ignore that line. <text:change-start text:change-id="ct140618256"/>You <text:change-end text:change-id="ct140618256"/><text:change text:change-id="ct140557040"/><text:change-start text:change-id="ct140335032"/>r<text:change-end text:change-id="ct140335032"/>ead a line of text into a <text:span text:style-name="Code_20_Inline">std::string</text:span> by calling the <text:span text:style-name="Code_20_Inline">std::getline</text:span> function (declared in <text:span text:style-name="Code_20_Inline">&lt;string&gt;</text:span>). This function takes an input stream as the first argument and a <text:span text:style-name="Code_20_Inline">string</text:span> object as the second argument. It returns the stream, which means it returns a true value if the read succeeds or false if the read fails, so you can use the call to <text:span text:style-name="Code_20_Inline">getline</text:span> as a loop condition.</text:p>
      <text:p text:style-name="Body_20_Text">Once you have the string, open an <text:span text:style-name="Code_20_Inline">istringstream</text:span> to read from the string. Using the string stream the same way you would use any other input stream. Read two numbers from the string stream; if the string stream does not contain any numbers, ignore that line. If it contains only one number, issue a suitable error message. Listing <text:variable-get text:name="chapter" office:value-type="float" style:data-style-name="N0">54</text:variable-get>-<text:reference-ref text:reference-format="text" text:ref-name="mpg_stringstream_code">5</text:reference-ref> shows the new program.</text:p>
      <text:p text:style-name="Code_20_Caption">Listing <text:variable-get text:name="chapter" office:value-type="float" style:data-style-name="N0">54</text:variable-get>-<text:reference-mark-start text:name="mpg_stringstream_code"/><text:sequence text:ref-name="refText4" text:name="Text" text:formula="ooow:Text+1" style:num-format="1">5</text:sequence><text:reference-mark-end text:name="mpg_stringstream_code"/>. Rewriting the miles-per-gallon program to parse a string stream</text:p>
      <text:p text:style-name="Code_20_First">#include &lt;iostream&gt;</text:p>
      <text:p text:style-name="Code">#include &lt;istream&gt;</text:p>
      <text:p text:style-name="Code"><text:soft-page-break/>#include &lt;ostream&gt;</text:p>
      <text:p text:style-name="Code">#include &lt;sstream&gt;</text:p>
      <text:p text:style-name="Code">#include &lt;string&gt;</text:p>
      <text:p text:style-name="Code"/>
      <text:p text:style-name="Code">int main()</text:p>
      <text:p text:style-name="Code">{</text:p>
      <text:p text:style-name="Code"><text:s text:c="3"/>double prev_odometer(0.0), odometer(0.0);</text:p>
      <text:p text:style-name="Code"><text:s text:c="3"/>double total_fuel(0.0);</text:p>
      <text:p text:style-name="Code_20_Bold"><text:s text:c="3"/>std::string line;</text:p>
      <text:p text:style-name="Code_20_Bold"><text:s text:c="3"/>int linenum(0);</text:p>
      <text:p text:style-name="Code_20_Bold"><text:s text:c="3"/>bool error(false);</text:p>
      <text:p text:style-name="Code_20_Bold"><text:s text:c="3"/>while (std::getline(std::cin, line))</text:p>
      <text:p text:style-name="Code_20_Bold"><text:s text:c="3"/>{</text:p>
      <text:p text:style-name="Code_20_Bold"><text:s text:c="6"/>std::istringstream input(line);</text:p>
      <text:p text:style-name="Code_20_Bold"><text:s text:c="6"/>++linenum;</text:p>
      <text:p text:style-name="Code"><text:s text:c="6"/>double fuel;</text:p>
      <text:p text:style-name="Code_20_Bold"><text:s text:c="6"/>if (input &gt;&gt; odometer)</text:p>
      <text:p text:style-name="Code_20_Bold"><text:s text:c="6"/>{</text:p>
      <text:p text:style-name="Code_20_Bold"><text:s text:c="9"/>if (not (input &gt;&gt; fuel))</text:p>
      <text:p text:style-name="Code_20_Bold"><text:s text:c="9"/>{</text:p>
      <text:p text:style-name="Code_20_Bold"><text:s text:c="12"/>std::cerr &lt;&lt; "Missing fuel consumption on line " &lt;&lt; linenum &lt;&lt; '\n';</text:p>
      <text:p text:style-name="Code_20_Bold"><text:s text:c="12"/>error = true;</text:p>
      <text:p text:style-name="Code"><text:s text:c="9"/>}<text:line-break/> <text:s text:c="8"/>else if (fuel != 0)</text:p>
      <text:p text:style-name="Code"><text:s text:c="9"/>{</text:p>
      <text:p text:style-name="Code"><text:s text:c="12"/>double distance(odometer - prev_odometer);</text:p>
      <text:p text:style-name="Code"><text:s text:c="12"/>std::cout &lt;&lt; distance / fuel &lt;&lt; '\n';</text:p>
      <text:p text:style-name="Code"><text:s text:c="12"/>total_fuel += fuel;</text:p>
      <text:p text:style-name="Code"><text:s text:c="12"/>prev_odometer = odometer;</text:p>
      <text:p text:style-name="Code"><text:s text:c="9"/>}</text:p>
      <text:p text:style-name="Code"><text:s text:c="6"/>}</text:p>
      <text:p text:style-name="Code"><text:s text:c="3"/>}</text:p>
      <text:p text:style-name="Code"><text:s text:c="3"/>if (total_fuel != 0)</text:p>
      <text:p text:style-name="Code"><text:s text:c="3"/>{</text:p>
      <text:p text:style-name="Code"><text:s text:c="6"/>std::cout &lt;&lt; "Net MPG=" &lt;&lt; odometer / total_fuel;</text:p>
      <text:p text:style-name="Code_20_Bold"><text:s text:c="6"/>if (error)</text:p>
      <text:p text:style-name="Code_20_Bold"><text:s text:c="9"/>std::cout &lt;&lt; " (estimated, due to input error)";</text:p>
      <text:p text:style-name="Code"><text:s text:c="6"/>std::cout &lt;&lt; '\n';</text:p>
      <text:p text:style-name="Code"><text:s text:c="3"/>}</text:p>
      <text:p text:style-name="Code_20_Last">}</text:p>
      <text:p text:style-name="Body_20_Text_20_Cont">Most text file formats allow some form of annotation or commentary. The file format already allows one form of commentary, as a side effect of the program’s implementation. <text:span text:style-name="T1">How can you add comments to the input file?</text:span></text:p>
      <text:p text:style-name="Body_20_Text_20_First">~LLL</text:p>
      <text:p text:style-name="Body_20_Text">After the program reads the fuel amount from the line, it ignores the rest of the string. You can add comments to any line that contains the proper odometer and fuel data. But that’s a sloppy side-effect. A better design requires the user to insert an explicit comment marker. Otherwise, the program might misinterpret erroneous input as a valid input followed by a comment, such as accidentally inserting an extra space:</text:p>
      <text:p text:style-name="Code_20_Single"><text:hidden-text text:condition="ooow:" text:string-value=".txt" text:is-hidden="true"/>12321 10. 23</text:p>
      <text:p text:style-name="Body_20_Text"><text:soft-page-break/>Let’s modify the file format. Any line that begins with a pound sign (<text:span text:style-name="Code_20_Inline">#</text:span>) is a comment. Upon reading a comment character, the program skips the entire line. <text:span text:style-name="T1">Add this feature to the program.</text:span> A useful function is an input stream’s <text:span text:style-name="Code_20_Inline">unget()</text:span> function. After reading a character from the stream, <text:span text:style-name="Code_20_Inline">unget()</text:span> returns that character to the stream, so the next read operation will read that character again. In other words, after reading a line, read a character from the line, and if it is <text:span text:style-name="Code_20_Inline">'#'</text:span>, skip the line. Otherwise, call <text:span text:style-name="Code_20_Inline">unget()</text:span> and continue as before. Compare your result with mine in Listing <text:variable-get text:name="chapter" office:value-type="float" style:data-style-name="N0">54</text:variable-get>-<text:reference-ref text:reference-format="text" text:ref-name="mpg_comments_code">6</text:reference-ref>.</text:p>
      <text:p text:style-name="Code_20_Caption">Listing <text:variable-get text:name="chapter" office:value-type="float" style:data-style-name="N0">54</text:variable-get>-<text:reference-mark-start text:name="mpg_comments_code"/><text:sequence text:ref-name="refText5" text:name="Text" text:formula="ooow:Text+1" style:num-format="1">6</text:sequence><text:reference-mark-end text:name="mpg_comments_code"/>. Parsing comments in the miles-per-gallon data file</text:p>
      <text:p text:style-name="Code_20_First">#include &lt;iostream&gt;</text:p>
      <text:p text:style-name="Code">#include &lt;istream&gt;</text:p>
      <text:p text:style-name="Code">#include &lt;ostream&gt;</text:p>
      <text:p text:style-name="Code">#include &lt;sstream&gt;</text:p>
      <text:p text:style-name="Code">#include &lt;string&gt;</text:p>
      <text:p text:style-name="Code"/>
      <text:p text:style-name="Code">int main()</text:p>
      <text:p text:style-name="Code">{</text:p>
      <text:p text:style-name="Code"><text:s text:c="3"/>double prev_odometer(0.0), odometer(0.0);</text:p>
      <text:p text:style-name="Code"><text:s text:c="3"/>double total_fuel(0.0);</text:p>
      <text:p text:style-name="Code"><text:s text:c="3"/>std::string line;</text:p>
      <text:p text:style-name="Code"><text:s text:c="3"/>int linenum(0);</text:p>
      <text:p text:style-name="Code"><text:s text:c="3"/>bool error(false);</text:p>
      <text:p text:style-name="Code"><text:s text:c="3"/>while (std::getline(std::cin, line))</text:p>
      <text:p text:style-name="Code"><text:s text:c="3"/>{</text:p>
      <text:p text:style-name="Code"><text:s text:c="6"/>std::istringstream input(line);</text:p>
      <text:p text:style-name="Code"><text:s text:c="6"/>++linenum;</text:p>
      <text:p text:style-name="Code_20_Bold"><text:s text:c="6"/>char comment;</text:p>
      <text:p text:style-name="Code_20_Bold"><text:s text:c="6"/>if (input &gt;&gt; comment and comment != '#')</text:p>
      <text:p text:style-name="Code_20_Bold"><text:s text:c="6"/>{</text:p>
      <text:p text:style-name="Code_20_Bold"><text:s text:c="9"/>input.unget();</text:p>
      <text:p text:style-name="Code"><text:s text:c="9"/>double fuel;</text:p>
      <text:p text:style-name="Code"><text:s text:c="9"/>if (input &gt;&gt; odometer)</text:p>
      <text:p text:style-name="Code"><text:s text:c="9"/>{</text:p>
      <text:p text:style-name="Code"><text:s text:c="12"/>if (not (input &gt;&gt; fuel))</text:p>
      <text:p text:style-name="Code"><text:s text:c="12"/>{</text:p>
      <text:p text:style-name="Code"><text:s text:c="15"/>std::cerr &lt;&lt; "Missing fuel consumption on line " &lt;&lt; linenum &lt;&lt; '\n';</text:p>
      <text:p text:style-name="Code"><text:s text:c="15"/>error = true;</text:p>
      <text:p text:style-name="Code"><text:s text:c="12"/>}<text:line-break/> <text:s text:c="11"/>else if (fuel != 0)</text:p>
      <text:p text:style-name="Code"><text:s text:c="12"/>{</text:p>
      <text:p text:style-name="Code"><text:s text:c="15"/>double distance(odometer - prev_odometer);</text:p>
      <text:p text:style-name="Code"><text:s text:c="15"/>std::cout &lt;&lt; distance / fuel &lt;&lt; '\n';</text:p>
      <text:p text:style-name="Code"><text:s text:c="15"/>total_fuel += fuel;</text:p>
      <text:p text:style-name="Code"><text:s text:c="15"/>prev_odometer = odometer;</text:p>
      <text:p text:style-name="Code"><text:s text:c="12"/>}</text:p>
      <text:p text:style-name="Code"><text:s text:c="9"/>}</text:p>
      <text:p text:style-name="Code_20_Bold"><text:s text:c="6"/>}</text:p>
      <text:p text:style-name="Code"><text:s text:c="3"/>}</text:p>
      <text:p text:style-name="Code"><text:s text:c="3"/>if (total_fuel != 0)</text:p>
      <text:p text:style-name="Code"><text:s text:c="3"/>{</text:p>
      <text:p text:style-name="Code"><text:s text:c="6"/>std::cout &lt;&lt; "Net MPG=" &lt;&lt; odometer / total_fuel;</text:p>
      <text:p text:style-name="Code"><text:s text:c="6"/>if (error)</text:p>
      <text:p text:style-name="Code"><text:soft-page-break/><text:s text:c="9"/>std::cout &lt;&lt; " (estimated, due to input error)";</text:p>
      <text:p text:style-name="Code"><text:s text:c="6"/>std::cout &lt;&lt; '\n';</text:p>
      <text:p text:style-name="Code"><text:s text:c="3"/>}</text:p>
      <text:p text:style-name="Code_20_Last">}</text:p>
      <text:p text:style-name="Body_20_Text_20_Cont">More complicated still is allowing the comment marker to appear anywhere on a line. A comment extends from the <text:span text:style-name="Code_20_Inline">#</text:span> character to the end of the line. The comment marker can appear anywhere on a line, but if the line contains any data, it must contain two valid numbers prior to the comment marker. <text:span text:style-name="T1">Enhance the program to allow comment markers anywhere.</text:span><text:span text:style-name="T2"> Consider using the </text:span><text:span text:style-name="Code_20_Inline"><text:span text:style-name="T2">find()</text:span></text:span><text:span text:style-name="T2"> member function of </text:span><text:span text:style-name="Code_20_Inline"><text:span text:style-name="T2">std::string</text:span></text:span><text:span text:style-name="T2">. It has many forms, one of which takes a character as an argument and returns the zero-based index of the first occurrence of that character in the string. The return type is </text:span><text:span text:style-name="Code_20_Inline"><text:span text:style-name="T2">std::string::size_type</text:span></text:span><text:span text:style-name="T2">. If the character is not in the string, </text:span><text:span text:style-name="Code_20_Inline"><text:span text:style-name="T2">find()</text:span></text:span><text:span text:style-name="T2"> returns the magic constant </text:span><text:span text:style-name="Code_20_Inline"><text:span text:style-name="T2">std::string::npos</text:span></text:span><text:span text:style-name="T2">. </text:span><text:change-start text:change-id="ct140619192"/></text:p>
      <text:p text:style-name="Body_20_Text"><text:change-end text:change-id="ct140619192"/><text:span text:style-name="T2">Once you </text:span><text:change-start text:change-id="ct140623848"/><text:span text:style-name="T2">find</text:span><text:change-end text:change-id="ct140623848"/><text:span text:style-name="T2"> the comment marker, you can delete the comment by calling </text:span><text:span text:style-name="Code_20_Inline"><text:span text:style-name="T2">erase()</text:span></text:span><text:span text:style-name="T2"> or copy the non-comment portion of the string by calling </text:span><text:span text:style-name="Code_20_Inline"><text:span text:style-name="T2">substr()</text:span></text:span><text:span text:style-name="T2">. String member functions work with zero-based indices. Substrings are expressed as a starting position and a count of the number of characters affected. Usually, the count can be omitted to mean the rest of the string. Compare your solution with mine in Listing </text:span><text:span text:style-name="T2"><text:variable-get text:name="chapter" office:value-type="float" style:data-style-name="N0">54</text:variable-get></text:span><text:span text:style-name="T2">-</text:span><text:span text:style-name="T2"><text:reference-ref text:reference-format="text" text:ref-name="mpg_comments_anywhere_code">7</text:reference-ref></text:span><text:span text:style-name="T2">.</text:span></text:p>
      <text:p text:style-name="Code_20_Caption"><text:span text:style-name="T2">Listing </text:span><text:span text:style-name="T2"><text:variable-get text:name="chapter" office:value-type="float" style:data-style-name="N0">54</text:variable-get></text:span><text:span text:style-name="T2">-</text:span><text:reference-mark-start text:name="mpg_comments_anywhere_code"/><text:span text:style-name="T2"><text:sequence text:ref-name="refText6" text:name="Text" text:formula="ooow:Text+1" style:num-format="1">7</text:sequence></text:span><text:reference-mark-end text:name="mpg_comments_anywhere_code"/><text:span text:style-name="T2">. Allowing comments anywhere in the miles-per-gallon data file</text:span></text:p>
      <text:p text:style-name="Code_20_First">#include &lt;iostream&gt;</text:p>
      <text:p text:style-name="Code">#include &lt;istream&gt;</text:p>
      <text:p text:style-name="Code">#include &lt;ostream&gt;</text:p>
      <text:p text:style-name="Code">#include &lt;sstream&gt;</text:p>
      <text:p text:style-name="Code">#include &lt;string&gt;</text:p>
      <text:p text:style-name="Code"/>
      <text:p text:style-name="Code">int main()</text:p>
      <text:p text:style-name="Code">{</text:p>
      <text:p text:style-name="Code"><text:s text:c="3"/>double prev_odometer(0.0), odometer(0.0);</text:p>
      <text:p text:style-name="Code"><text:s text:c="3"/>double total_fuel(0.0);</text:p>
      <text:p text:style-name="Code"><text:s text:c="3"/>std::string line;</text:p>
      <text:p text:style-name="Code"><text:s text:c="3"/>int linenum(0);</text:p>
      <text:p text:style-name="Code"><text:s text:c="3"/>bool error(false);</text:p>
      <text:p text:style-name="Code"><text:s text:c="3"/>while (std::getline(std::cin, line))</text:p>
      <text:p text:style-name="Code"><text:s text:c="3"/>{</text:p>
      <text:p text:style-name="Code"><text:s text:c="6"/>++linenum;</text:p>
      <text:p text:style-name="Code_20_Bold"><text:s text:c="6"/>std::string::size_type comment(line.find('#'));</text:p>
      <text:p text:style-name="Code_20_Bold"><text:s text:c="6"/>if (comment != std::string::npos)</text:p>
      <text:p text:style-name="Code_20_Bold"><text:s text:c="9"/>line.erase(comment);</text:p>
      <text:p text:style-name="Code"><text:s text:c="6"/>std::istringstream input(line);</text:p>
      <text:p text:style-name="Code"><text:s text:c="6"/>double fuel;</text:p>
      <text:p text:style-name="Code"><text:s text:c="6"/>if (input &gt;&gt; odometer)</text:p>
      <text:p text:style-name="Code"><text:s text:c="6"/>{</text:p>
      <text:p text:style-name="Code"><text:s text:c="9"/>if (not (input &gt;&gt; fuel))</text:p>
      <text:p text:style-name="Code"><text:s text:c="9"/>{</text:p>
      <text:p text:style-name="Code"><text:s text:c="12"/>std::cerr &lt;&lt; "Missing fuel consumption on line " &lt;&lt; linenum &lt;&lt; '\n';</text:p>
      <text:p text:style-name="Code"><text:s text:c="12"/>error = true;</text:p>
      <text:p text:style-name="Code"><text:s text:c="9"/>}<text:line-break/> <text:s text:c="8"/>else if (fuel != 0)</text:p>
      <text:p text:style-name="Code"><text:s text:c="9"/>{</text:p>
      <text:p text:style-name="Code"><text:s text:c="12"/>double distance(odometer - prev_odometer);</text:p>
      <text:p text:style-name="Code"><text:s text:c="12"/>std::cout &lt;&lt; distance / fuel &lt;&lt; '\n';</text:p>
      <text:p text:style-name="Code"><text:soft-page-break/><text:s text:c="12"/>total_fuel += fuel;</text:p>
      <text:p text:style-name="Code"><text:s text:c="12"/>prev_odometer = odometer;</text:p>
      <text:p text:style-name="Code"><text:s text:c="9"/>}</text:p>
      <text:p text:style-name="Code"><text:s text:c="6"/>}</text:p>
      <text:p text:style-name="Code"><text:s text:c="3"/>}</text:p>
      <text:p text:style-name="Code"><text:s text:c="3"/>if (total_fuel != 0)</text:p>
      <text:p text:style-name="Code"><text:s text:c="3"/>{</text:p>
      <text:p text:style-name="Code"><text:s text:c="6"/>std::cout &lt;&lt; "Net MPG=" &lt;&lt; odometer / total_fuel;</text:p>
      <text:p text:style-name="Code"><text:s text:c="6"/>if (error)</text:p>
      <text:p text:style-name="Code"><text:s text:c="9"/>std::cout &lt;&lt; " (estimated, due to input error)";</text:p>
      <text:p text:style-name="Code"><text:s text:c="6"/>std::cout &lt;&lt; '\n';</text:p>
      <text:p text:style-name="Code"><text:s text:c="3"/>}</text:p>
      <text:p text:style-name="Code_20_Last">}</text:p>
      <text:p text:style-name="Body_20_Text_20_Cont">Now that the file format allows explicit comments on each line, you should add some more error-checking to make sure that each line contains only two numbers, and nothing more (after removing comments). One way to check is to read a single character after reading the two numbers. If the read succeeds, the line contains erroneous text. <text:span text:style-name="T1">Add error-checking to detect lines with extra text.</text:span><text:span text:style-name="T2"> Compare your solution with mine in Listing </text:span><text:span text:style-name="T2"><text:variable-get text:name="chapter" office:value-type="float" style:data-style-name="N0">54</text:variable-get></text:span><text:span text:style-name="T2">-</text:span><text:span text:style-name="T2"><text:reference-ref text:reference-format="text" text:ref-name="final_version_with_error_checking_code">8</text:reference-ref></text:span><text:span text:style-name="T2">.</text:span></text:p>
      <text:p text:style-name="Code_20_Caption"><text:span text:style-name="T2">Listing </text:span><text:span text:style-name="T2"><text:variable-get text:name="chapter" office:value-type="float" style:data-style-name="N0">54</text:variable-get></text:span><text:span text:style-name="T2">-</text:span><text:reference-mark-start text:name="final_version_with_error_checking_code"/><text:span text:style-name="T2"><text:sequence text:ref-name="refText7" text:name="Text" text:formula="ooow:Text+1" style:num-format="1">8</text:sequence></text:span><text:reference-mark-end text:name="final_version_with_error_checking_code"/><text:span text:style-name="T2">. Adding error-checking for each line of input</text:span></text:p>
      <text:p text:style-name="Code_20_First">#include &lt;iostream&gt;</text:p>
      <text:p text:style-name="Code">#include &lt;istream&gt;</text:p>
      <text:p text:style-name="Code">#include &lt;ostream&gt;</text:p>
      <text:p text:style-name="Code">#include &lt;sstream&gt;</text:p>
      <text:p text:style-name="Code">#include &lt;string&gt;</text:p>
      <text:p text:style-name="Code"/>
      <text:p text:style-name="Code">int main()</text:p>
      <text:p text:style-name="Code">{</text:p>
      <text:p text:style-name="Code"><text:s text:c="3"/>double prev_odometer(0.0), odometer(0.0);</text:p>
      <text:p text:style-name="Code"><text:s text:c="3"/>double total_fuel(0.0);</text:p>
      <text:p text:style-name="Code"><text:s text:c="3"/>std::string line;</text:p>
      <text:p text:style-name="Code"><text:s text:c="3"/>int linenum(0);</text:p>
      <text:p text:style-name="Code"><text:s text:c="3"/>bool error(false);</text:p>
      <text:p text:style-name="Code"><text:s text:c="3"/>while (std::getline(std::cin, line))</text:p>
      <text:p text:style-name="Code"><text:s text:c="3"/>{</text:p>
      <text:p text:style-name="Code"><text:s text:c="6"/>++linenum;</text:p>
      <text:p text:style-name="Code"><text:s text:c="6"/>std::string::size_type comment(line.find('#'));</text:p>
      <text:p text:style-name="Code"><text:s text:c="6"/>if (comment != std::string::npos)</text:p>
      <text:p text:style-name="Code"><text:s text:c="9"/>line.erase(comment);</text:p>
      <text:p text:style-name="Code"><text:s text:c="6"/>std::istringstream input(line);</text:p>
      <text:p text:style-name="Code"><text:s text:c="6"/>double fuel;</text:p>
      <text:p text:style-name="Code"><text:s text:c="6"/>if (input &gt;&gt; odometer)</text:p>
      <text:p text:style-name="Code"><text:s text:c="6"/>{</text:p>
      <text:p text:style-name="Code"><text:s text:c="9"/>char check;</text:p>
      <text:p text:style-name="Code"><text:s text:c="9"/>if (not (input &gt;&gt; fuel))</text:p>
      <text:p text:style-name="Code"><text:s text:c="9"/>{</text:p>
      <text:p text:style-name="Code"><text:s text:c="12"/>std::cerr &lt;&lt; "Missing fuel consumption on line " &lt;&lt; linenum &lt;&lt; '\n';</text:p>
      <text:p text:style-name="Code"><text:s text:c="12"/>error = true;</text:p>
      <text:p text:style-name="Code"><text:s text:c="9"/>}</text:p>
      <text:p text:style-name="Code_20_Bold"><text:s text:c="9"/>else if (input &gt;&gt; check)</text:p>
      <text:p text:style-name="Code_20_Bold"><text:s text:c="9"/>{</text:p>
      <text:p text:style-name="Code_20_Bold"><text:s text:c="12"/>std::cerr &lt;&lt; "Extra text on line " &lt;&lt; linenum &lt;&lt; '\n';</text:p>
      <text:p text:style-name="Code_20_Bold"><text:soft-page-break/><text:s text:c="12"/>error = true;</text:p>
      <text:p text:style-name="Code"><text:s text:c="9"/>}<text:line-break/> <text:s text:c="8"/>else if (fuel != 0)</text:p>
      <text:p text:style-name="Code"><text:s text:c="9"/>{</text:p>
      <text:p text:style-name="Code"><text:s text:c="12"/>double distance(odometer - prev_odometer);</text:p>
      <text:p text:style-name="Code"><text:s text:c="12"/>std::cout &lt;&lt; distance / fuel &lt;&lt; '\n';</text:p>
      <text:p text:style-name="Code"><text:s text:c="12"/>total_fuel += fuel;</text:p>
      <text:p text:style-name="Code"><text:s text:c="12"/>prev_odometer = odometer;</text:p>
      <text:p text:style-name="Code"><text:s text:c="9"/>}</text:p>
      <text:p text:style-name="Code"><text:s text:c="6"/>}</text:p>
      <text:p text:style-name="Code"><text:s text:c="3"/>}</text:p>
      <text:p text:style-name="Code"><text:s text:c="3"/>if (total_fuel != 0)</text:p>
      <text:p text:style-name="Code"><text:s text:c="3"/>{</text:p>
      <text:p text:style-name="Code"><text:s text:c="6"/>std::cout &lt;&lt; "Net MPG=" &lt;&lt; odometer / total_fuel;</text:p>
      <text:p text:style-name="Code"><text:s text:c="6"/>if (error)</text:p>
      <text:p text:style-name="Code"><text:s text:c="9"/>std::cout &lt;&lt; " (estimated, due to input error)";</text:p>
      <text:p text:style-name="Code"><text:s text:c="6"/>std::cout &lt;&lt; '\n';</text:p>
      <text:p text:style-name="Code"><text:s text:c="3"/>}</text:p>
      <text:p text:style-name="Code_20_Last">}</text:p>
      <text:p text:style-name="Heading_20_1">Text Conversion</text:p>
      <text:p text:style-name="Body_20_Text_20_First">Let me put on my clairvoyance cap for a moment...I can tell that you have many unanswered questions about C++, and one of those questions is, “How can I convert a number to a string easily, and <text:span text:style-name="T3">vice versa</text:span>?”</text:p>
      <text:p text:style-name="Body_20_Text">Now that you know how to use string streams, you can see one possible solution: Use an <text:span text:style-name="Code_20_Inline">istringstream</text:span> to read a number from a string, or use an <text:span text:style-name="Code_20_Inline">ostringstream</text:span> to write a number to a string. The only task is to wrap up the functionality in an appropriate function. Even better is to use a template. After all, reading or writing an <text:span text:style-name="Code_20_Inline">int</text:span> is essentially the same as reading or writing a <text:span text:style-name="Code_20_Inline">long</text:span>, etc.</text:p>
      <text:p text:style-name="Body_20_Text">Listing <text:variable-get text:name="chapter" office:value-type="float" style:data-style-name="N0">54</text:variable-get>-<text:reference-ref text:reference-format="text" text:ref-name="from_string_code">9</text:reference-ref> shows the <text:span text:style-name="Code_20_Inline">from_string</text:span> function template, which has a single template parameter, <text:span text:style-name="Code_20_Inline">T</text:span>, which is the type of object to convert. The function returns type <text:span text:style-name="Code_20_Inline">T</text:span> and takes a single function argument: a string to convert.</text:p>
      <text:p text:style-name="Code_20_Caption"><text:hidden-text text:condition="ooow:" text:string-value=".func" text:is-hidden="true"/>Listing <text:variable-get text:name="chapter" office:value-type="float" style:data-style-name="N0">54</text:variable-get>-<text:reference-mark-start text:name="from_string_code"/><text:sequence text:ref-name="refText8" text:name="Text" text:formula="ooow:Text+1" style:num-format="1">9</text:sequence><text:reference-mark-end text:name="from_string_code"/>. The <text:span text:style-name="Code_20_Inline">from_string</text:span> function extracts a value from a string</text:p>
      <text:p text:style-name="Code_20_First">#include &lt;istream&gt; // for the &gt;&gt; operator</text:p>
      <text:p text:style-name="Code">#include &lt;sstream&gt; // for ostringstream</text:p>
      <text:p text:style-name="Code">#include &lt;string&gt; <text:s/>// for string</text:p>
      <text:p text:style-name="Code">#include "conversion_error.hpp"</text:p>
      <text:p text:style-name="Code"/>
      <text:p text:style-name="Code">template&lt;class T&gt;</text:p>
      <text:p text:style-name="Code">T from_string(std::string const&amp; str)</text:p>
      <text:p text:style-name="Code">{</text:p>
      <text:p text:style-name="Code"><text:s text:c="2"/>std::istringstream in(str);</text:p>
      <text:p text:style-name="Code"><text:s text:c="2"/>T result;</text:p>
      <text:p text:style-name="Code"><text:s text:c="2"/>if (in &gt;&gt; result)</text:p>
      <text:p text:style-name="Code"><text:s text:c="4"/>return result;</text:p>
      <text:p text:style-name="Code"><text:s text:c="2"/>else</text:p>
      <text:p text:style-name="Code"><text:s text:c="4"/>throw conversion_error(str);</text:p>
      <text:p text:style-name="Code">}</text:p>
      <text:p text:style-name="Body_20_Text"><text:soft-page-break/>The <text:span text:style-name="Code_20_Inline">conversion_error</text:span> class is a custom exception class. The details are not relevant to this discussion, but inquisitive readers can satisfy their curiosity with the files that accompany the book. <text:span text:style-name="Code_20_Inline">T</text:span> can be any type that permits reading from an input stream with the <text:span text:style-name="Code_20_Inline">&gt;&gt;</text:span> operator, including any custom operators and types that you write.</text:p>
      <text:p text:style-name="Body_20_Text">Your turn: write the <text:span text:style-name="Code_20_Inline">to_string</text:span> function template, which takes a single template argument and declares the <text:span text:style-name="Code_20_Inline">to_string</text:span> function to take a single function argument of that type. The function converts its argument to a string by writing it to a string stream and returns the resulting string. Compare your solution with mine in Listing <text:variable-get text:name="chapter" office:value-type="float" style:data-style-name="N0">54</text:variable-get>-<text:reference-ref text:reference-format="text" text:ref-name="to_string_code">10</text:reference-ref>.</text:p>
      <text:p text:style-name="Code_20_Caption"><text:hidden-text text:condition="ooow:" text:string-value=".func" text:is-hidden="true"/>Listing <text:variable-get text:name="chapter" office:value-type="float" style:data-style-name="N0">54</text:variable-get>-<text:reference-mark-start text:name="to_string_code"/><text:sequence text:ref-name="refText9" text:name="Text" text:formula="ooow:Text+1" style:num-format="1">10</text:sequence><text:reference-mark-end text:name="to_string_code"/>. The <text:span text:style-name="Code_20_Inline">to_string</text:span> function converts a value to a string</text:p>
      <text:p text:style-name="Code_20_First">#include &lt;ostream&gt; // for the &lt;&lt; operator</text:p>
      <text:p text:style-name="Code">#include &lt;sstream&gt; // for ostringstream</text:p>
      <text:p text:style-name="Code">#include &lt;string&gt; <text:s/>// for string</text:p>
      <text:p text:style-name="Code"/>
      <text:p text:style-name="Code">template&lt;class T&gt;</text:p>
      <text:p text:style-name="Code">std::string to_string(T const&amp; obj)</text:p>
      <text:p text:style-name="Code">{</text:p>
      <text:p text:style-name="Code"><text:s text:c="2"/>std::ostringstream out;</text:p>
      <text:p text:style-name="Code"><text:s text:c="2"/>out &lt;&lt; obj;</text:p>
      <text:p text:style-name="Code"><text:s text:c="2"/>return out.str();</text:p>
      <text:p text:style-name="Code_20_Last">}</text:p>
      <text:p text:style-name="Body_20_Text_20_Cont"><text:span text:style-name="T1">Can you see any particular drawback to these functions?</text:span> ~SSS <text:span text:style-name="T1">If so, what?</text:span></text:p>
      <text:p text:style-name="Body_20_Text_20_First">~LLL</text:p>
      <text:p text:style-name="Body_20_Text">No doubt, you can see many problems, but the one I want to point out is that they don’t work with wide characters. It would be a shame to waste all that effort you spent in understanding wide characters, so let’s add another template parameter for the character type. In fact, the <text:span text:style-name="Code_20_Inline">std::string</text:span> class template has three template parameters: the character type, something called the character traits, and an allocator object to manage any heap memory that the string might use. You don’t need to know any of the details of these three types; you need only pass them to the <text:span text:style-name="Code_20_Inline">basic_string</text:span> class template. The <text:span text:style-name="Code_20_Inline">basic_ostringstream</text:span> class template takes the first two template arguments.</text:p>
      <text:p text:style-name="Body_20_Text">Your first attempt at implementing <text:span text:style-name="Code_20_Inline">to_string</text:span> might look a little bit like Listing <text:variable-get text:name="chapter" office:value-type="float" style:data-style-name="N0">54</text:variable-get>-<text:reference-ref text:reference-format="text" text:ref-name="to_string_template_code">11</text:reference-ref>.</text:p>
      <text:p text:style-name="Code_20_Caption"><text:hidden-text text:condition="ooow:" text:string-value=".func" text:is-hidden="true"/>Listing <text:variable-get text:name="chapter" office:value-type="float" style:data-style-name="N0">54</text:variable-get>-<text:reference-mark-start text:name="to_string_template_code"/><text:sequence text:ref-name="refText10" text:name="Text" text:formula="ooow:Text+1" style:num-format="1">11</text:sequence><text:reference-mark-end text:name="to_string_template_code"/>. Rewriting <text:span text:style-name="Code_20_Inline">to_string</text:span> as a template function</text:p>
      <text:p text:style-name="Code_20_First">#include &lt;ostream&gt; // for the &lt;&lt; operator</text:p>
      <text:p text:style-name="Code">#include &lt;sstream&gt; // for ostringstream</text:p>
      <text:p text:style-name="Code">#include &lt;string&gt; <text:s/>// for basic_string</text:p>
      <text:p text:style-name="Code"/>
      <text:p text:style-name="Code">template&lt;class T, class Char, class Traits, class Alloc&gt;</text:p>
      <text:p text:style-name="Code">std::basic_string&lt;Char, Traits, Alloc&gt; to_string(T const&amp; obj)</text:p>
      <text:p text:style-name="Code">{</text:p>
      <text:p text:style-name="Code"><text:s text:c="2"/>std::basic_ostringstream&lt;Char, Traits&gt; out;</text:p>
      <text:p text:style-name="Code"><text:s text:c="2"/>out &lt;&lt; obj;</text:p>
      <text:p text:style-name="Code"><text:s text:c="2"/>return out.str();</text:p>
      <text:p text:style-name="Code_20_Last">}</text:p>
      <text:p text:style-name="Body_20_Text_20_Cont">This implementation works. It’s correct. But it’s clumsy. Try it. <text:span text:style-name="T1">Try to write a simple test program that converts an integer to a narrow string and the same integer to a wide string.</text:span> Don’t be discouraged if you can’t do it. This exercise is a demonstration of how <text:soft-page-break/>templates in the standard library can lead you astray if you aren’t careful. Take a look at my solution in Listing <text:variable-get text:name="chapter" office:value-type="float" style:data-style-name="N0">54</text:variable-get>-<text:reference-ref text:reference-format="text" text:ref-name="to_string_demo_code">12</text:reference-ref>.</text:p>
      <text:p text:style-name="Code_20_Caption">Listing <text:variable-get text:name="chapter" office:value-type="float" style:data-style-name="N0">54</text:variable-get>-<text:reference-mark-start text:name="to_string_demo_code"/><text:sequence text:ref-name="refText11" text:name="Text" text:formula="ooow:Text+1" style:num-format="1">12</text:sequence><text:reference-mark-end text:name="to_string_demo_code"/>. Demonstrating the use of <text:span text:style-name="Code_20_Inline">to_string</text:span></text:p>
      <text:p text:style-name="Code_20_First">#include &lt;iostream&gt;</text:p>
      <text:p text:style-name="Code">#include &lt;ostream&gt;</text:p>
      <text:p text:style-name="Code">#include "to_string.hpp"</text:p>
      <text:p text:style-name="Code">#include "from_string.hpp"</text:p>
      <text:p text:style-name="Code"/>
      <text:p text:style-name="Code">int main()</text:p>
      <text:p text:style-name="Code">{</text:p>
      <text:p text:style-name="Code"><text:s text:c="4"/>std::string str(</text:p>
      <text:p text:style-name="Code"><text:s text:c="6"/>to_string&lt;int, char, std::char_traits&lt;char&gt;, std::allocator&lt;char&gt; &gt;(42)</text:p>
      <text:p text:style-name="Code"><text:s text:c="4"/>);</text:p>
      <text:p text:style-name="Code"><text:s text:c="4"/>int value(from_string&lt;int&gt;(str));</text:p>
      <text:p text:style-name="Code">}</text:p>
      <text:p text:style-name="Body_20_Text">Do you see what I mean? How are you supposed to know what to provide as the third and fourth template arguments? Don’t worry, we can find a better solution.</text:p>
      <text:p text:style-name="Body_20_Text">One alternative approach is not to return the string, but to take it as an output function argument. The compiler could then use argument-type deduction, and you wouldn’t need to specify all those template arguments. <text:span text:style-name="T1">Write a version of </text:span><text:span text:style-name="Code_20_Inline"><text:span text:style-name="T1">to_string</text:span></text:span><text:span text:style-name="T1"> that takes the same template parameters</text:span>, but takes two function arguments: the value to convert the destination string. <text:span text:style-name="T1">Write a demonstration program</text:span> to show how much simpler this function is to use. Listing <text:variable-get text:name="chapter" office:value-type="float" style:data-style-name="N0">54</text:variable-get>-<text:reference-ref text:reference-format="text" text:ref-name="to_string_with_two_arguments_code">13</text:reference-ref> shows my solution.</text:p>
      <text:p text:style-name="Code_20_Caption">Listing <text:variable-get text:name="chapter" office:value-type="float" style:data-style-name="N0">54</text:variable-get>-<text:reference-mark-start text:name="to_string_with_two_arguments_code"/><text:sequence text:ref-name="refText12" text:name="Text" text:formula="ooow:Text+1" style:num-format="1">13</text:sequence><text:reference-mark-end text:name="to_string_with_two_arguments_code"/>. Passing the destination string as an argument to to_string</text:p>
      <text:p text:style-name="Code_20_First">#include &lt;ostream&gt; // for the &lt;&lt; operator</text:p>
      <text:p text:style-name="Code">#include &lt;sstream&gt; // for ostringstream</text:p>
      <text:p text:style-name="Code">#include &lt;string&gt; <text:s/>// for string</text:p>
      <text:p text:style-name="Code">#include "from_string.hpp"</text:p>
      <text:p text:style-name="Code"/>
      <text:p text:style-name="Code">template&lt;class T, class Char, class Traits, class Alloc&gt;</text:p>
      <text:p text:style-name="Code">void to_string(T const&amp; obj, std::basic_string&lt;Char, Traits, Alloc&gt;&amp; result)</text:p>
      <text:p text:style-name="Code">{</text:p>
      <text:p text:style-name="Code"><text:s text:c="2"/>std::basic_ostringstream&lt;Char, Traits&gt; out;</text:p>
      <text:p text:style-name="Code"><text:s text:c="2"/>out &lt;&lt; obj;</text:p>
      <text:p text:style-name="Code"><text:s text:c="2"/>result = out.str();</text:p>
      <text:p text:style-name="Code">}</text:p>
      <text:p text:style-name="Code"/>
      <text:p text:style-name="Code">int main()</text:p>
      <text:p text:style-name="Code">{</text:p>
      <text:p text:style-name="Code"><text:s text:c="4"/>std::string str;</text:p>
      <text:p text:style-name="Code"><text:s text:c="4"/>to_string(42, str);</text:p>
      <text:p text:style-name="Code"><text:s text:c="4"/>int value(from_string&lt;int&gt;(str));</text:p>
      <text:p text:style-name="Code_20_Last">}</text:p>
      <text:p text:style-name="Body_20_Text_20_Cont">On the other hand, if you want to use the string in an expression, you still need to declare a temporary variable just to hold the string.</text:p>
      <text:p text:style-name="Body_20_Text">Another way to approach this problem is to specify <text:span text:style-name="Code_20_Inline">std::string</text:span> or <text:span text:style-name="Code_20_Inline">std::wstring</text:span> as the sole template argument. The compiler can deduce the type of the object you want to convert. The <text:span text:style-name="Code_20_Inline">to_string</text:span> function returns the string type and takes an argument of the object type. Both types <text:soft-page-break/>need to be template parameters. <text:span text:style-name="T1">Which parameter should be first?</text:span><text:span text:style-name="T2"> Listing </text:span><text:span text:style-name="T2"><text:variable-get text:name="chapter" office:value-type="float" style:data-style-name="N0">54</text:variable-get></text:span><text:span text:style-name="T2">-</text:span><text:span text:style-name="T2"><text:reference-ref text:reference-format="text" text:ref-name="to_string_improved_code">14</text:reference-ref></text:span><text:span text:style-name="T2"> <text:s/>shows the latest incarnation of </text:span><text:span text:style-name="Code_20_Inline"><text:span text:style-name="T2">to_string</text:span></text:span><text:span text:style-name="T2">, which now takes two template parameters: the string type, and the object type.</text:span></text:p>
      <text:p text:style-name="Code_20_Caption"><text:hidden-text text:condition="ooow:" text:string-value=".func" text:is-hidden="true"/>Listing <text:variable-get text:name="chapter" office:value-type="float" style:data-style-name="N0">54</text:variable-get>-<text:reference-mark-start text:name="to_string_improved_code"/><text:sequence text:ref-name="refText13" text:name="Text" text:formula="ooow:Text+1" style:num-format="1">14</text:sequence><text:reference-mark-end text:name="to_string_improved_code"/>. Improving the calling interface of <text:span text:style-name="Code_20_Inline">to_string</text:span></text:p>
      <text:p text:style-name="Code_20_First">#include &lt;ostream&gt; // for the &lt;&lt; operator</text:p>
      <text:p text:style-name="Code">#include &lt;sstream&gt; // for ostringstream</text:p>
      <text:p text:style-name="Code"/>
      <text:p text:style-name="Code">template&lt;class String, class T&gt;</text:p>
      <text:p text:style-name="Code">String to_string(T const&amp; obj)</text:p>
      <text:p text:style-name="Code">{</text:p>
      <text:p text:style-name="Code"><text:s text:c="2"/>std::basic_ostringstream&lt;typename String::value_type,</text:p>
      <text:p text:style-name="Code"><text:s text:c="27"/>typename String::traits_type&gt; out;</text:p>
      <text:p text:style-name="Code"><text:s text:c="2"/>out &lt;&lt; obj;</text:p>
      <text:p text:style-name="Code"><text:s text:c="2"/>return out.str();</text:p>
      <text:p text:style-name="Code_20_Last">}</text:p>
      <text:p text:style-name="Body_20_Text_20_Cont">(Remember <text:span text:style-name="Code_20_Inline">typename</text:span> from Exploration 5<text:change text:change-id="ct140337224"/><text:change-start text:change-id="ct140101400"/>1<text:change-end text:change-id="ct140101400"/>?) The <text:span text:style-name="Code_20_Inline">from_string</text:span> does little error-checking. For example, it will happily convert “1+2=3” into the integer 1 or “1.2.3.4.5” into the floating point value 1.2. You can add some error-checking by making sure that only white space follows the object after reading it from the string stream. Use the same trick you used in Listing <text:span text:style-name="T2"><text:variable-get text:name="chapter" office:value-type="float" style:data-style-name="N0">54</text:variable-get></text:span><text:span text:style-name="T2">-</text:span><text:span text:style-name="T2"><text:reference-ref text:reference-format="text" text:ref-name="final_version_with_error_checking_code">8</text:reference-ref></text:span><text:span text:style-name="T2">:</text:span><text:change-start text:change-id="ct140097512"/><text:span text:style-name="T2"> </text:span><text:change-end text:change-id="ct140097512"/>try to read a single character. If the read succeeds, you know that additional text remains in the stream. If the read fails, only white space remains. Make this change to <text:span text:style-name="Code_20_Inline">from_string</text:span>. Compare your solution with Listing <text:variable-get text:name="chapter" office:value-type="float" style:data-style-name="N0">54</text:variable-get>-<text:reference-ref text:reference-format="text" text:ref-name="from_string_improved_code">15</text:reference-ref>.</text:p>
      <text:p text:style-name="Code_20_Caption"><text:hidden-text text:condition="ooow:" text:string-value=".func" text:is-hidden="true"/>Listing <text:variable-get text:name="chapter" office:value-type="float" style:data-style-name="N0">54</text:variable-get>-<text:reference-mark-start text:name="from_string_improved_code"/><text:sequence text:ref-name="refText14" text:name="Text" text:formula="ooow:Text+1" style:num-format="1">15</text:sequence><text:reference-mark-end text:name="from_string_improved_code"/>. Improving from_string by adding some error-checking</text:p>
      <text:p text:style-name="Code_20_First">#include &lt;istream&gt; // for the &gt;&gt; operator</text:p>
      <text:p text:style-name="Code">#include &lt;sstream&gt; // for ostringstream</text:p>
      <text:p text:style-name="Code">#include &lt;string&gt; <text:s/>// for basic_string</text:p>
      <text:p text:style-name="Code">#include "conversion_error.hpp"</text:p>
      <text:p text:style-name="Code"/>
      <text:p text:style-name="Code">template&lt;class T, class Char, class Traits, class Alloc&gt;</text:p>
      <text:p text:style-name="Code">T from_string(std::basic_string&lt;Char, Traits, Alloc&gt; const&amp; str)</text:p>
      <text:p text:style-name="Code">{</text:p>
      <text:p text:style-name="Code"><text:s text:c="2"/>std::basic_istringstream&lt;Char, Traits&gt; in(str);</text:p>
      <text:p text:style-name="Code"><text:s text:c="2"/>T result;</text:p>
      <text:p text:style-name="Code"><text:s text:c="2"/>Char extra;</text:p>
      <text:p text:style-name="Code"><text:s text:c="2"/>if (in &gt;&gt; result and not (in &gt;&gt; extra))</text:p>
      <text:p text:style-name="Code"><text:s text:c="4"/>return result;</text:p>
      <text:p text:style-name="Code"><text:s text:c="2"/>else</text:p>
      <text:p text:style-name="Code"><text:s text:c="4"/>throw conversion_error(str);</text:p>
      <text:p text:style-name="Code_20_Last">}</text:p>
      <text:p text:style-name="Heading_20_1">Boost Lexical Cast</text:p>
      <text:p text:style-name="Body_20_Text_20_First">The <text:span text:style-name="Code_20_Inline">to_string</text:span> and <text:span text:style-name="Code_20_Inline">from_string</text:span> function templates work, but I don’t use them in my own programs. Instead, I use a template from an open-source C++ suite of libraries called Boost<text:change-start text:change-id="ct140027544"/> (http://www.boost.org/)<text:change-end text:change-id="ct140027544"/>. In particular, I use <text:span text:style-name="Code_20_Inline">boost::lexical_cast&lt;&gt;</text:span>, which replaces both function templates.</text:p>
      <text:p text:style-name="Body_20_Text"><text:soft-page-break/>I briefly mentioned the Boost project in Exploration 5<text:change-start text:change-id="ct140100808"/>0<text:change-end text:change-id="ct140100808"/><text:change text:change-id="ct140466600"/>, but it deserves a more complete explanation. Boost is the most important third-party C++ library extant. Among the many libraries it contains are libraries that are destined to be incorporated into future revisions of the C++ standard. I mentioned TR1 in Exploration 5<text:change text:change-id="ct140102000"/><text:change-start text:change-id="ct140840456"/>1<text:change-end text:change-id="ct140840456"/>; many of the libraries in TR1 originated in Boost. Boost provides a means of field-testing libraries and gaining practical experience with them prior to standardizing. In this way, the committee has greater confidence that the standard is practical and helpful.</text:p>
      <text:p text:style-name="Body_20_Text">Every library in Boost has been peer-reviewed to ensure widespread support. Libraries are documented, although some have better documentation than others. Boost’s open-source license further ensures that the libraries can enjoy wide use in open-source and closed-source projects. Boost’s authors took great pains to achieve a high degree of portability, even to some fairly broken compilers that fail to implement large swaths of the C++ standard, or implement it incorrectly.</text:p>
      <text:p text:style-name="Body_20_Text">Perhaps most important is that much of Boost was written by C++ experts, including members of the C++ standardization committee. The result is that the interface to the Boost libraries often represents the best that C++ has to offer. The <text:span text:style-name="Code_20_Inline">lexical_cast&lt;&gt;</text:span> template is an example.</text:p>
      <text:p text:style-name="P1">The name parallels the name of cast expressions that are built into the C++ language, such as <text:span text:style-name="Code_20_Inline">static_cast&lt;&gt;</text:span> (Exploration 23). To convert a <text:span text:style-name="Code_20_Inline">string</text:span> to an <text:span text:style-name="Code_20_Inline">int</text:span><text:change-start text:change-id="ct140683320"/><text:span text:style-name="Code_20_Inline"><text:span text:style-name="T4">, </text:span></text:span><text:change-end text:change-id="ct140683320"/>say, use <text:span text:style-name="Code_20_Inline">lexical_cast&lt;int&gt;("42")</text:span>. To convert an <text:span text:style-name="Code_20_Inline">int </text:span>to a <text:span text:style-name="Code_20_Inline">string, </text:span>use <text:span text:style-name="Code_20_Inline">lexical_cast&lt;std::string&gt;(42)</text:span>. It’s that simple.</text:p>
      <text:p text:style-name="Body_20_Text">The implementation is not so simple, however. That’s why I started with <text:span text:style-name="Code_20_Inline">to_string</text:span> and <text:span text:style-name="Code_20_Inline">from_string</text:span>. The implementation of <text:span text:style-name="Code_20_Inline">lexical_cast</text:span>, like most Boost elements, contains a large amount of code to ensure portability. In a typical Boost header, the portability hacks take up more lines than the real code.</text:p>
      <text:p text:style-name="Body_20_Text">Also, Boost often takes full advantage of templates. You need to be an advanced programmer to make sense of many Boost libraries, but anyone can use Boost without understanding the implementation. (Just as you used <text:span text:style-name="Code_20_Inline">std::cin</text:span> long before you learned about the <text:span text:style-name="Code_20_Inline">std::basic_istream</text:span> template.)</text:p>
      <text:p text:style-name="Body_20_Text">If you don’t have Boost available, don’t fret. This book does not require Boost. On the other hand, if you have Boost, I highly recommend that you look into using it.<text:change-start text:change-id="ct140847832"/></text:p>
      <text:p text:style-name="Body_20_Text"/>
      <text:p text:style-name="Body_20_Text">I am not sure whether I have just become sensitized to it but <text:change-end text:change-id="ct140847832"/><text:change-start text:change-id="ct140847672"/>I think you should use 'the Standard', 'the Committee' etc. with the noun in uppercase. That <text:change-end text:change-id="ct140847672"/><text:change-start text:change-id="ct140099408"/>is really a proof reading item but I think you should consider it (or your editor should)<text:change-end text:change-id="ct140099408"/><text:change-start text:change-id="ct140156784"/><office:annotation><dc:creator>Matthew Moodie</dc:creator><dc:date>2008-09-05T00:00:00</dc:date><text:p>I will leave it to the copy editor who looks after such things, though my preference is lowercase.</text:p></office:annotation><text:change-end text:change-id="ct140156784"/><text:change-start text:change-id="ct140155720"/></text:p>
      <text:p text:style-name="Body_20_Text"><text:change-end text:change-id="ct1401557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54 - Text I/O</dc:title>
    <dc:subject>Exploring C++</dc:subject>
    <meta:initial-creator>Ray Lischner</meta:initial-creator>
    <meta:creation-date>2006-03-30T10:01:31</meta:creation-date>
    <dc:creator>Ray Lischner</dc:creator>
    <dc:date>2008-09-21T12:52:18</dc:date>
    <meta:editing-cycles>156</meta:editing-cycles>
    <meta:editing-duration>PT21H36M47S</meta:editing-duration>
    <meta:user-defined meta:name="codex-configfile">apress-cpp-dox.xml</meta:user-defined>
    <meta:user-defined meta:name="codex-chapter-number">54</meta:user-defined>
    <meta:user-defined meta:name="codex-doxygen"/>
    <meta:user-defined meta:name="Info 4"/>
    <meta:document-statistic meta:table-count="0" meta:image-count="0" meta:object-count="0" meta:page-count="12" meta:paragraph-count="397" meta:word-count="3709" meta:character-count="24109"/>
  </office:meta>
</office:document-meta>
</file>